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宋體 Heavy" svg:font-family="'思源宋體 Heavy'" style:font-family-generic="roman" style:font-pitch="variable"/>
    <style:font-face style:name="思源宋體 SemiBold" svg:font-family="'思源宋體 SemiBold'" style:font-family-generic="roman" style:font-pitch="variable"/>
    <style:font-face style:name="思源宋體 TW Heavy" svg:font-family="'思源宋體 TW Heavy'" style:font-adornments="Heavy" style:font-family-generic="roman" style:font-pitch="variable"/>
    <style:font-face style:name="思源宋體 TW SemiBold" svg:font-family="'思源宋體 TW SemiBold'" style:font-family-generic="roman" style:font-pitch="variable"/>
    <style:font-face style:name="Noto Sans Mono CJK TC Regular" svg:font-family="'Noto Sans Mono CJK TC Regular'" style:font-adornments="標準" style:font-family-generic="swiss" style:font-pitch="variable"/>
    <style:font-face style:name="Arial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3cm" draw:marker-start-width="0.279cm" draw:marker-end-width="0.279cm" draw:opacity="25%" draw:textarea-horizontal-align="justify" draw:textarea-vertical-align="middle" draw:auto-grow-height="false" fo:min-height="8.414cm" fo:min-width="10.064cm" fo:padding-top="0.151cm" fo:padding-bottom="0.151cm" fo:padding-left="0.276cm" fo:padding-right="0.276cm"/>
    </style:style>
    <style:style style:name="gr2" style:family="graphic" style:parent-style-name="standard">
      <style:graphic-properties draw:stroke="none" draw:opacity="25%" draw:textarea-horizontal-align="justify" draw:textarea-vertical-align="middle" draw:auto-grow-height="false" fo:min-height="8.245cm" fo:min-width="6cm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75cm" fo:min-width="3.5cm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75cm" fo:min-width="3.5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75cm" fo:min-width="3.5cm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75cm" fo:min-width="3.5cm"/>
    </style:style>
    <style:style style:name="gr8" style:family="graphic" style:parent-style-name="objectwithoutfill">
      <style:graphic-properties svg:stroke-width="0.05cm" svg:stroke-color="#0000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3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75cm" fo:min-width="3.5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75cm" fo:min-width="3.5cm"/>
    </style:style>
    <style:style style:name="gr13" style:family="graphic" style:parent-style-name="objectwithoutfill">
      <style:graphic-properties svg:stroke-width="0.05cm" svg:stroke-color="#000000" draw:marker-start-width="0.355cm" draw:marker-end="" draw:marker-end-width="0.22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75cm" fo:min-width="3cm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75cm" fo:min-width="3cm"/>
    </style:style>
    <style:style style:name="gr17" style:family="graphic" style:parent-style-name="standard">
      <style:graphic-properties svg:stroke-color="#ffffff" draw:fill="solid" draw:fill-color="#729fcf" draw:textarea-horizontal-align="justify" draw:textarea-vertical-align="middle" draw:auto-grow-height="false" fo:min-height="0.109cm" fo:min-width="0.0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3.38cm"/>
    </style:style>
    <style:style style:name="gr19" style:family="graphic" style:parent-style-name="objectwithoutfill">
      <style:graphic-properties svg:stroke-width="0.03cm" svg:stroke-color="#000000" draw:marker-start-width="0.3cm" draw:marker-end-width="0.3cm" draw:fill="none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4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1.5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07cm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75cm" fo:min-width="2cm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5cm" fo:min-width="2cm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75cm" fo:min-width="2cm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75cm" fo:min-width="2cm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75cm" fo:min-width="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6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6.9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65cm"/>
    </style:style>
    <style:style style:name="P1" style:family="paragraph">
      <loext:graphic-properties draw:opacity="25%"/>
      <style:paragraph-properties fo:text-align="center"/>
    </style:style>
    <style:style style:name="P2" style:family="paragraph">
      <style:paragraph-properties fo:text-align="center"/>
      <style:text-properties style:font-name="Noto Sans Mono CJK TC Regula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Noto Sans Mono CJK TC Regular" fo:font-size="12pt" style:letter-kerning="true" style:font-name-asian="Microsoft JhengHei" style:font-size-asian="12pt" style:font-name-complex="Arial" style:font-size-complex="12pt"/>
    </style:style>
    <style:style style:name="P5" style:family="paragraph">
      <loext:graphic-properties draw:fill="none"/>
      <style:paragraph-properties fo:text-align="center"/>
      <style:text-properties style:font-name="Noto Sans Mono CJK TC Regular"/>
    </style:style>
    <style:style style:name="P6" style:family="paragraph">
      <loext:graphic-properties draw:fill="none" draw:fill-color="#ffffff"/>
      <style:text-properties style:font-name="Noto Sans Mono CJK TC Regular" fo:font-size="12pt" style:font-size-asian="12pt" style:font-size-complex="12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style:font-name="Noto Sans Mono CJK TC Regular" fo:font-size="11pt" style:letter-kerning="true" style:font-name-asian="Microsoft JhengHei" style:font-size-asian="11pt" style:font-name-complex="Arial" style:font-size-complex="11pt"/>
    </style:style>
    <style:style style:name="P9" style:family="paragraph">
      <style:paragraph-properties fo:text-align="center"/>
      <style:text-properties style:font-name="Noto Sans Mono CJK TC Regular" fo:font-size="12pt" fo:font-weight="bold" style:letter-kerning="true" style:font-name-asian="Microsoft JhengHei" style:font-size-asian="12pt" style:font-name-complex="Arial" style:font-size-complex="12pt"/>
    </style:style>
    <style:style style:name="P10" style:family="paragraph">
      <style:paragraph-properties fo:text-align="center"/>
      <style:text-properties style:font-name="Noto Sans Mono CJK TC Regular" fo:font-size="12pt" style:font-size-asian="12pt" style:font-size-complex="12pt"/>
    </style:style>
    <style:style style:name="P11" style:family="paragraph">
      <loext:graphic-properties draw:fill="solid" draw:fill-color="#729fcf"/>
      <style:paragraph-properties fo:text-align="center"/>
      <style:text-properties style:font-name="Noto Sans Mono CJK TC Regular"/>
    </style:style>
    <style:style style:name="P12" style:family="paragraph">
      <loext:graphic-properties draw:fill="none" draw:fill-color="#ffffff"/>
      <style:paragraph-properties fo:text-align="center"/>
      <style:text-properties style:font-name="Noto Sans Mono CJK TC Regular" fo:font-size="10pt" fo:background-color="transparen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style:font-name="Noto Sans Mono CJK TC Regular" fo:font-size="12pt" fo:font-weight="bold" style:letter-kerning="true" style:font-name-asian="Microsoft JhengHei" style:font-size-asian="12pt" style:font-weight-asian="normal" style:font-name-complex="Arial" style:font-size-complex="12pt" style:font-weight-complex="normal"/>
    </style:style>
    <style:style style:name="P17" style:family="paragraph">
      <style:paragraph-properties fo:text-align="center"/>
      <style:text-properties style:font-name="Noto Sans Mono CJK TC Regular" fo:font-size="8pt" style:letter-kerning="true" style:font-name-asian="Microsoft JhengHei" style:font-size-asian="8pt" style:font-name-complex="Arial" style:font-size-complex="8pt"/>
    </style:style>
    <style:style style:name="P18" style:family="paragraph">
      <style:text-properties style:font-name="思源宋體 TW Heavy"/>
    </style:style>
    <style:style style:name="P19" style:family="paragraph">
      <loext:graphic-properties draw:fill="none" draw:fill-color="#ffffff"/>
      <style:text-properties style:font-name="思源宋體 TW Heavy"/>
    </style:style>
    <style:style style:name="P20" style:family="paragraph">
      <style:text-properties style:font-name="思源宋體 TW SemiBold"/>
    </style:style>
    <style:style style:name="P21" style:family="paragraph">
      <loext:graphic-properties draw:fill="none" draw:fill-color="#ffffff"/>
      <style:text-properties style:font-name="思源宋體 TW SemiBold" fo:font-size="12pt" style:font-size-asian="12pt" style:font-size-complex="12pt"/>
    </style:style>
    <style:style style:name="T1" style:family="text">
      <style:text-properties style:font-name="Noto Sans Mono CJK TC Regular" fo:font-size="12pt" style:letter-kerning="true" style:font-name-asian="Microsoft JhengHei" style:font-size-asian="12pt" style:font-name-complex="Arial" style:font-size-complex="12pt"/>
    </style:style>
    <style:style style:name="T2" style:family="text">
      <style:text-properties style:font-name="Noto Sans Mono CJK TC Regular" fo:font-size="12pt" style:font-size-asian="12pt" style:font-size-complex="12pt"/>
    </style:style>
    <style:style style:name="T3" style:family="text">
      <style:text-properties style:font-name="Noto Sans Mono CJK TC Regular" fo:font-size="11pt" style:letter-kerning="true" style:font-name-asian="Microsoft JhengHei" style:font-size-asian="11pt" style:font-name-complex="Arial" style:font-size-complex="11pt"/>
    </style:style>
    <style:style style:name="T4" style:family="text">
      <style:text-properties style:font-name="Noto Sans Mono CJK TC Regular" fo:font-size="12pt" fo:font-weight="bold" style:letter-kerning="true" style:font-name-asian="Microsoft JhengHei" style:font-size-asian="12pt" style:font-name-complex="Arial" style:font-size-complex="12pt"/>
    </style:style>
    <style:style style:name="T5" style:family="text">
      <style:text-properties style:font-name="Noto Sans Mono CJK TC Regular" fo:font-size="10pt" fo:background-color="transparent" style:font-size-asian="10pt" style:font-size-complex="10pt"/>
    </style:style>
    <style:style style:name="T6" style:family="text">
      <style:text-properties style:font-name="Noto Sans Mono CJK TC Regular" fo:font-size="12pt" fo:font-weight="normal" style:letter-kerning="true" style:font-name-asian="Microsoft JhengHei" style:font-size-asian="12pt" style:font-weight-asian="normal" style:font-name-complex="Ari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Noto Sans Mono CJK TC Regular" fo:font-size="8pt" style:letter-kerning="true" style:font-name-asian="Microsoft JhengHei" style:font-size-asian="8pt" style:font-name-complex="Arial" style:font-size-complex="8pt"/>
    </style:style>
    <style:style style:name="T9" style:family="text">
      <style:text-properties style:font-name="思源宋體 TW Heavy"/>
    </style:style>
    <style:style style:name="T10" style:family="text">
      <style:text-properties style:font-name="思源宋體 TW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11.5cm" svg:height="9.6cm" svg:x="7.5cm" svg:y="14cm">
          <text:p/>
          <draw:enhanced-geometry svg:viewBox="0 0 21600 21600" draw:path-stretchpoint-x="10800" draw:path-stretchpoint-y="10800" draw:text-areas="?f3 ?f4 ?f5 ?f6" draw:type="round-rectangle" draw:modifiers="1158.629309446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8.495cm" draw:transform="skewX (0.00174532925199433) rotate (0.00174532925199433) translate (12cm 14.51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cm" svg:height="1cm" svg:x="3cm" svg:y="4cm">
          <text:p text:style-name="P3"><text:span text:style-name="T1">Socket();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3cm" svg:y="6cm">
          <text:p text:style-name="P3"><text:span text:style-name="T1">setsockopt();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1cm" svg:x="3cm" svg:y="8cm">
          <text:p text:style-name="P3"><text:span text:style-name="T1">bind();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cm" svg:height="1cm" svg:x="3cm" svg:y="10cm">
          <text:p text:style-name="P3"><text:span text:style-name="T1">listen();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.9cm" svg:y1="12cm" svg:x2="5cm" svg:y2="12cm">
          <text:p/>
        </draw:line>
        <draw:line draw:style-name="gr8" draw:text-style-name="P5" draw:layer="layout" svg:x1="5cm" svg:y1="11cm" svg:x2="5cm" svg:y2="13cm">
          <text:p/>
        </draw:line>
        <draw:line draw:style-name="gr8" draw:text-style-name="P5" draw:layer="layout" svg:x1="5cm" svg:y1="3cm" svg:x2="5cm" svg:y2="4cm">
          <text:p/>
        </draw:line>
        <draw:line draw:style-name="gr8" draw:text-style-name="P5" draw:layer="layout" svg:x1="5cm" svg:y1="5cm" svg:x2="5cm" svg:y2="6cm">
          <text:p/>
        </draw:line>
        <draw:line draw:style-name="gr8" draw:text-style-name="P5" draw:layer="layout" svg:x1="5cm" svg:y1="7cm" svg:x2="5cm" svg:y2="8cm">
          <text:p/>
        </draw:line>
        <draw:line draw:style-name="gr8" draw:text-style-name="P5" draw:layer="layout" svg:x1="5cm" svg:y1="9cm" svg:x2="5cm" svg:y2="10cm">
          <text:p/>
        </draw:line>
        <draw:frame draw:style-name="gr9" draw:text-style-name="P6" draw:layer="layout" svg:width="2.83cm" svg:height="0.878cm" svg:x="5.1cm" svg:y="11.5cm">
          <draw:text-box>
            <text:p><text:span text:style-name="T2">Server Loop</text:span></text:p>
          </draw:text-box>
        </draw:frame>
        <draw:line draw:style-name="gr10" draw:text-style-name="P5" draw:layer="layout" svg:x1="1cm" svg:y1="27cm" svg:x2="16cm" svg:y2="27cm">
          <text:p/>
        </draw:line>
        <draw:custom-shape draw:style-name="gr11" draw:text-style-name="P8" draw:layer="layout" svg:width="4cm" svg:height="1cm" svg:x="3cm" svg:y="13cm">
          <text:p text:style-name="P7"><text:span text:style-name="T3">clientfd = accept();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cm" svg:height="1cm" svg:x="3cm" svg:y="15cm">
          <text:p text:style-name="P3"><text:span text:style-name="T4">pthread_create();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cm" svg:y1="14cm" svg:x2="5cm" svg:y2="15cm">
          <text:p/>
        </draw:line>
        <draw:line draw:style-name="gr8" draw:text-style-name="P5" draw:layer="layout" svg:x1="5cm" svg:y1="16cm" svg:x2="5cm" svg:y2="17cm">
          <text:p/>
        </draw:line>
        <draw:line draw:style-name="gr13" draw:text-style-name="P5" draw:layer="layout" svg:x1="5cm" svg:y1="17cm" svg:x2="1.9cm" svg:y2="17cm">
          <text:p/>
        </draw:line>
        <draw:line draw:style-name="gr13" draw:text-style-name="P5" draw:layer="layout" svg:x1="1.9cm" svg:y1="17cm" svg:x2="1.9cm" svg:y2="12cm">
          <text:p/>
        </draw:line>
        <draw:line draw:style-name="gr8" draw:text-style-name="P5" draw:layer="layout" svg:x1="7cm" svg:y1="15.5cm" svg:x2="8cm" svg:y2="15.5cm">
          <text:p/>
        </draw:line>
        <draw:custom-shape draw:style-name="gr14" draw:text-style-name="P4" draw:layer="layout" svg:width="3.5cm" svg:height="1cm" svg:x="8cm" svg:y="15cm">
          <text:p text:style-name="P3"><text:span text:style-name="T1">recv();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5cm" svg:height="1cm" svg:x="8cm" svg:y="17cm">
          <text:p text:style-name="P3"><text:span text:style-name="T1">getRequest();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5cm" svg:height="1cm" svg:x="8cm" svg:y="19cm">
          <text:p text:style-name="P3"><text:span text:style-name="T1">getCommand();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1cm" svg:x="8cm" svg:y="21cm">
          <text:p text:style-name="P3"><text:span text:style-name="T2">close(clientfd);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11" draw:layer="layout" svg:width="0.5cm" svg:height="0.5cm" svg:x="7.7cm" svg:y="16.833cm">
            <text:p/>
            <draw:enhanced-geometry svg:viewBox="0 0 21600 21600" draw:glue-points="10800 0 0 10800 10800 21600 21600 10800" draw:text-areas="0 0 21600 ?f11" draw:type="paper" draw:modifiers="15089.820359281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8" draw:text-style-name="P12" draw:layer="layout" svg:width="3.88cm" svg:height="0.767cm" svg:x="8cm" svg:y="16.633cm">
            <draw:text-box>
              <text:p text:style-name="P3"><text:span text:style-name="T5">struct HttpRequest;</text:span></text:p>
            </draw:text-box>
          </draw:frame>
          <draw:line draw:style-name="gr19" draw:text-style-name="P13" draw:layer="layout" svg:x1="7.8cm" svg:y1="16.933cm" svg:x2="8.1cm" svg:y2="16.933cm">
            <text:p/>
          </draw:line>
          <draw:line draw:style-name="gr19" draw:text-style-name="P13" draw:layer="layout" svg:x1="7.8cm" svg:y1="17.033cm" svg:x2="8.1cm" svg:y2="17.033cm">
            <text:p/>
          </draw:line>
          <draw:line draw:style-name="gr19" draw:text-style-name="P13" draw:layer="layout" svg:x1="7.8cm" svg:y1="17.133cm" svg:x2="8cm" svg:y2="17.133cm">
            <text:p/>
          </draw:line>
          <draw:line draw:style-name="gr19" draw:text-style-name="P13" draw:layer="layout" svg:x1="7.8cm" svg:y1="17.233cm" svg:x2="8cm" svg:y2="17.233cm">
            <text:p/>
          </draw:line>
        </draw:g>
        <draw:line draw:style-name="gr8" draw:text-style-name="P5" draw:layer="layout" svg:x1="10cm" svg:y1="16cm" svg:x2="10cm" svg:y2="17cm">
          <text:p/>
        </draw:line>
        <draw:line draw:style-name="gr8" draw:text-style-name="P5" draw:layer="layout" svg:x1="10cm" svg:y1="18cm" svg:x2="10cm" svg:y2="19cm">
          <text:p/>
        </draw:line>
        <draw:line draw:style-name="gr8" draw:text-style-name="P5" draw:layer="layout" svg:x1="10cm" svg:y1="20cm" svg:x2="10cm" svg:y2="21cm">
          <text:p/>
        </draw:line>
        <draw:frame draw:style-name="gr20" draw:text-style-name="P14" draw:layer="layout" svg:width="3.254cm" svg:height="0.878cm" svg:x="7.5cm" svg:y="13.3cm">
          <draw:text-box>
            <text:p text:style-name="P3"><text:span text:style-name="T6">Client thread</text:span></text:p>
          </draw:text-box>
        </draw:frame>
        <draw:line draw:style-name="gr13" draw:text-style-name="P5" draw:layer="layout" svg:x1="12cm" svg:y1="14.505cm" svg:x2="11.5cm" svg:y2="19.005cm">
          <text:p/>
        </draw:line>
        <draw:custom-shape draw:style-name="gr21" draw:text-style-name="P15" draw:layer="layout" svg:width="4cm" svg:height="1cm" svg:x="12.5cm" svg:y="15.005cm">
          <text:p text:style-name="P3"><text:span text:style-name="T7">fopen()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5" draw:layer="layout" svg:x1="12cm" svg:y1="23cm" svg:x2="11.5cm" svg:y2="20.005cm">
          <text:p/>
        </draw:line>
        <draw:line draw:style-name="gr8" draw:text-style-name="P5" draw:layer="layout" svg:x1="14.5cm" svg:y1="16.005cm" svg:x2="14.5cm" svg:y2="17.005cm">
          <text:p/>
        </draw:line>
        <draw:frame draw:style-name="gr22" draw:text-style-name="P16" draw:layer="layout" svg:width="1.56cm" svg:height="0.878cm" svg:x="13cm" svg:y="15.927cm">
          <draw:text-box>
            <text:p text:style-name="P3"><text:span text:style-name="T6">Exist</text:span></text:p>
          </draw:text-box>
        </draw:frame>
        <draw:line draw:style-name="gr8" draw:text-style-name="P5" draw:layer="layout" svg:x1="16.8cm" svg:y1="15.505cm" svg:x2="16.8cm" svg:y2="17.005cm">
          <text:p/>
        </draw:line>
        <draw:line draw:style-name="gr13" draw:text-style-name="P5" draw:layer="layout" svg:x1="16.8cm" svg:y1="15.505cm" svg:x2="16.5cm" svg:y2="15.505cm">
          <text:p/>
        </draw:line>
        <draw:frame draw:style-name="gr23" draw:text-style-name="P14" draw:layer="layout" svg:width="2.407cm" svg:height="0.878cm" svg:x="16.193cm" svg:y="14.8cm">
          <draw:text-box>
            <text:p text:style-name="P3"><text:span text:style-name="T6">Not exist</text:span></text:p>
          </draw:text-box>
        </draw:frame>
        <draw:custom-shape draw:style-name="gr24" draw:text-style-name="P4" draw:layer="layout" svg:width="2.5cm" svg:height="1cm" svg:x="12.5cm" svg:y="17.005cm">
          <text:p text:style-name="P3"><text:span text:style-name="T1">case 200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2.5cm" svg:height="1cm" svg:x="15.5cm" svg:y="17.005cm">
          <text:p text:style-name="P3"><text:span text:style-name="T1">case 404: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3.7cm" svg:y1="18.005cm" svg:x2="13.7cm" svg:y2="19.005cm">
          <text:p/>
        </draw:line>
        <draw:custom-shape draw:style-name="gr26" draw:text-style-name="P17" draw:layer="layout" svg:width="2.5cm" svg:height="1cm" svg:x="12.5cm" svg:y="19.005cm">
          <text:p text:style-name="P3"><text:span text:style-name="T8">responseCode(200);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5cm" svg:height="1cm" svg:x="15.5cm" svg:y="19.005cm">
          <text:p text:style-name="P3"><text:span text:style-name="T8">responseCode(404);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6.8cm" svg:y1="18.005cm" svg:x2="16.8cm" svg:y2="19.005cm">
          <text:p/>
        </draw:line>
        <draw:line draw:style-name="gr8" draw:text-style-name="P5" draw:layer="layout" svg:x1="13.7cm" svg:y1="20.005cm" svg:x2="13.7cm" svg:y2="21.005cm">
          <text:p/>
        </draw:line>
        <draw:custom-shape draw:style-name="gr28" draw:text-style-name="P17" draw:layer="layout" svg:width="2.5cm" svg:height="1cm" svg:x="12.5cm" svg:y="21.005cm">
          <text:p text:style-name="P3"><text:span text:style-name="T8">transferfile();</text:span></text:p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12.123cm" svg:height="1.157cm" svg:x="1cm" svg:y="27cm">
          <draw:text-box>
            <text:p text:style-name="P18"><text:span text:style-name="T9">Simple HTTP 1.0 Server Flow Chart</text:span></text:p>
          </draw:text-box>
        </draw:frame>
        <draw:frame draw:style-name="gr30" draw:text-style-name="P21" draw:layer="layout" svg:width="7.462cm" svg:height="0.857cm" svg:x="1.038cm" svg:y="27.843cm">
          <draw:text-box>
            <text:p text:style-name="P20"><text:span text:style-name="T10">2341 NETWORK PROGRAMMING</text:span></text:p>
          </draw:text-box>
        </draw:frame>
        <draw:line draw:style-name="gr8" draw:text-style-name="P5" draw:layer="layout" svg:x1="14.5cm" svg:y1="14.5cm" svg:x2="14.5cm" svg:y2="15cm">
          <text:p/>
        </draw:line>
        <draw:line draw:style-name="gr8" draw:text-style-name="P5" draw:layer="layout" svg:x1="16.8cm" svg:y1="22.5cm" svg:x2="13.7cm" svg:y2="22.5cm">
          <text:p/>
        </draw:line>
        <draw:line draw:style-name="gr8" draw:text-style-name="P5" draw:layer="layout" svg:x1="13.7cm" svg:y1="22cm" svg:x2="13.7cm" svg:y2="23cm">
          <text:p/>
        </draw:line>
        <draw:frame draw:style-name="gr31" draw:text-style-name="P6" draw:layer="layout" svg:width="3.465cm" svg:height="0.878cm" svg:x="5cm" svg:y="3.022cm">
          <draw:text-box>
            <text:p text:style-name="P3"><text:span text:style-name="T1">Initialization</text:span></text:p>
          </draw:text-box>
        </draw:frame>
        <draw:line draw:style-name="gr13" draw:text-style-name="P5" draw:layer="layout" svg:x1="16.8cm" svg:y1="22.5cm" svg:x2="16.8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宋體 Heavy" svg:font-family="'思源宋體 Heavy'" style:font-family-generic="roman" style:font-pitch="variable"/>
    <style:font-face style:name="思源宋體 SemiBold" svg:font-family="'思源宋體 SemiBold'" style:font-family-generic="roman" style:font-pitch="variable"/>
    <style:font-face style:name="思源宋體 TW Heavy" svg:font-family="'思源宋體 TW Heavy'" style:font-adornments="Heavy" style:font-family-generic="roman" style:font-pitch="variable"/>
    <style:font-face style:name="思源宋體 TW SemiBold" svg:font-family="'思源宋體 TW SemiBold'" style:font-family-generic="roman" style:font-pitch="variable"/>
    <style:font-face style:name="Noto Sans Mono CJK TC Regular" svg:font-family="'Noto Sans Mono CJK TC Regular'" style:font-adornments="標準" style:font-family-generic="swiss" style:font-pitch="variable"/>
    <style:font-face style:name="Arial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PMingLiU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23:52:04.368000000</meta:creation-date>
    <dc:date>2017-06-23T01:08:21.303000000</dc:date>
    <meta:editing-duration>PT13M32S</meta:editing-duration>
    <meta:editing-cycles>4</meta:editing-cycles>
    <meta:generator>LibreOffice/5.3.1.2$Windows_X86_64 LibreOffice_project/e80a0e0fd1875e1696614d24c32df0f95f03deb2</meta:generator>
    <meta:document-statistic meta:object-count="60"/>
  </office:meta>
</office:document-meta>
</file>